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47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ppInit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Original</text:p>
          </table:table-cell>
          <table:table-cell table:style-name="ce1" office:value-type="string">
            <text:p>Instrumented</text:p>
          </table:table-cell>
          <table:table-cell table:style-name="ce1"/>
          <table:table-cell/>
        </table:table-row>
        <table:table-row table:style-name="ro1">
          <table:table-cell office:value-type="float" office:value="89691162">
            <text:p>89691162</text:p>
          </table:table-cell>
          <table:table-cell office:value-type="float" office:value="127624511">
            <text:p>127624511</text:p>
          </table:table-cell>
          <table:table-cell table:number-columns-repeated="2"/>
        </table:table-row>
        <table:table-row table:style-name="ro1">
          <table:table-cell office:value-type="float" office:value="106781008">
            <text:p>106781008</text:p>
          </table:table-cell>
          <table:table-cell office:value-type="float" office:value="108581544">
            <text:p>108581544</text:p>
          </table:table-cell>
          <table:table-cell table:number-columns-repeated="2"/>
        </table:table-row>
        <table:table-row table:style-name="ro1">
          <table:table-cell office:value-type="float" office:value="112670899">
            <text:p>112670899</text:p>
          </table:table-cell>
          <table:table-cell office:value-type="float" office:value="103698732">
            <text:p>103698732</text:p>
          </table:table-cell>
          <table:table-cell table:number-columns-repeated="2"/>
        </table:table-row>
        <table:table-row table:style-name="ro1">
          <table:table-cell office:value-type="float" office:value="80322266">
            <text:p>80322266</text:p>
          </table:table-cell>
          <table:table-cell office:value-type="float" office:value="113281251">
            <text:p>113281251</text:p>
          </table:table-cell>
          <table:table-cell table:number-columns-repeated="2"/>
        </table:table-row>
        <table:table-row table:style-name="ro1">
          <table:table-cell office:value-type="float" office:value="105468749">
            <text:p>105468749</text:p>
          </table:table-cell>
          <table:table-cell office:value-type="float" office:value="134521485">
            <text:p>134521485</text:p>
          </table:table-cell>
          <table:table-cell table:number-columns-repeated="2"/>
        </table:table-row>
        <table:table-row table:style-name="ro1">
          <table:table-cell office:value-type="float" office:value="122680663">
            <text:p>122680663</text:p>
          </table:table-cell>
          <table:table-cell office:value-type="float" office:value="112304687">
            <text:p>112304687</text:p>
          </table:table-cell>
          <table:table-cell table:number-columns-repeated="2"/>
        </table:table-row>
        <table:table-row table:style-name="ro1">
          <table:table-cell office:value-type="float" office:value="179077150">
            <text:p>179077150</text:p>
          </table:table-cell>
          <table:table-cell office:value-type="float" office:value="120208740">
            <text:p>120208740</text:p>
          </table:table-cell>
          <table:table-cell table:number-columns-repeated="2"/>
        </table:table-row>
        <table:table-row table:style-name="ro1">
          <table:table-cell office:value-type="float" office:value="113098146">
            <text:p>113098146</text:p>
          </table:table-cell>
          <table:table-cell office:value-type="float" office:value="126251221">
            <text:p>126251221</text:p>
          </table:table-cell>
          <table:table-cell table:number-columns-repeated="2"/>
        </table:table-row>
        <table:table-row table:style-name="ro1">
          <table:table-cell office:value-type="float" office:value="111328124">
            <text:p>111328124</text:p>
          </table:table-cell>
          <table:table-cell office:value-type="float" office:value="122863769">
            <text:p>122863769</text:p>
          </table:table-cell>
          <table:table-cell table:number-columns-repeated="2"/>
        </table:table-row>
        <table:table-row table:style-name="ro1">
          <table:table-cell office:value-type="float" office:value="109008790">
            <text:p>109008790</text:p>
          </table:table-cell>
          <table:table-cell office:value-type="float" office:value="113952637">
            <text:p>113952637</text:p>
          </table:table-cell>
          <table:table-cell table:number-columns-repeated="2"/>
        </table:table-row>
        <table:table-row table:style-name="ro1">
          <table:table-cell office:value-type="float" office:value="120422363">
            <text:p>120422363</text:p>
          </table:table-cell>
          <table:table-cell office:value-type="float" office:value="104370116">
            <text:p>104370116</text:p>
          </table:table-cell>
          <table:table-cell table:number-columns-repeated="2"/>
        </table:table-row>
        <table:table-row table:style-name="ro1">
          <table:table-cell office:value-type="float" office:value="107574462">
            <text:p>107574462</text:p>
          </table:table-cell>
          <table:table-cell office:value-type="float" office:value="118286132">
            <text:p>118286132</text:p>
          </table:table-cell>
          <table:table-cell table:number-columns-repeated="2"/>
        </table:table-row>
        <table:table-row table:style-name="ro1">
          <table:table-cell office:value-type="float" office:value="112335206">
            <text:p>112335206</text:p>
          </table:table-cell>
          <table:table-cell office:value-type="float" office:value="188140868">
            <text:p>188140868</text:p>
          </table:table-cell>
          <table:table-cell table:number-columns-repeated="2"/>
        </table:table-row>
        <table:table-row table:style-name="ro1">
          <table:table-cell office:value-type="float" office:value="112976075">
            <text:p>112976075</text:p>
          </table:table-cell>
          <table:table-cell office:value-type="float" office:value="119750975">
            <text:p>119750975</text:p>
          </table:table-cell>
          <table:table-cell table:number-columns-repeated="2"/>
        </table:table-row>
        <table:table-row table:style-name="ro1">
          <table:table-cell office:value-type="float" office:value="118713377">
            <text:p>118713377</text:p>
          </table:table-cell>
          <table:table-cell office:value-type="float" office:value="116088868">
            <text:p>116088868</text:p>
          </table:table-cell>
          <table:table-cell table:number-columns-repeated="2"/>
        </table:table-row>
        <table:table-row table:style-name="ro1">
          <table:table-cell office:value-type="float" office:value="117675780">
            <text:p>117675780</text:p>
          </table:table-cell>
          <table:table-cell office:value-type="float" office:value="114685059">
            <text:p>114685059</text:p>
          </table:table-cell>
          <table:table-cell table:number-columns-repeated="2"/>
        </table:table-row>
        <table:table-row table:style-name="ro1">
          <table:table-cell office:value-type="float" office:value="115692138">
            <text:p>115692138</text:p>
          </table:table-cell>
          <table:table-cell office:value-type="float" office:value="124786377">
            <text:p>124786377</text:p>
          </table:table-cell>
          <table:table-cell table:number-columns-repeated="2"/>
        </table:table-row>
        <table:table-row table:style-name="ro1">
          <table:table-cell office:value-type="float" office:value="117309569">
            <text:p>117309569</text:p>
          </table:table-cell>
          <table:table-cell office:value-type="float" office:value="121276856">
            <text:p>121276856</text:p>
          </table:table-cell>
          <table:table-cell table:number-columns-repeated="2"/>
        </table:table-row>
        <table:table-row table:style-name="ro1">
          <table:table-cell office:value-type="float" office:value="193939211">
            <text:p>193939211</text:p>
          </table:table-cell>
          <table:table-cell office:value-type="float" office:value="123352051">
            <text:p>123352051</text:p>
          </table:table-cell>
          <table:table-cell table:number-columns-repeated="2"/>
        </table:table-row>
        <table:table-row table:style-name="ro1">
          <table:table-cell office:value-type="float" office:value="100341797">
            <text:p>100341797</text:p>
          </table:table-cell>
          <table:table-cell office:value-type="float" office:value="121124268">
            <text:p>121124268</text:p>
          </table:table-cell>
          <table:table-cell table:number-columns-repeated="2"/>
        </table:table-row>
        <table:table-row table:style-name="ro1">
          <table:table-cell office:value-type="float" office:value="116790773">
            <text:p>116790773</text:p>
          </table:table-cell>
          <table:table-cell office:value-type="float" office:value="102722168">
            <text:p>102722168</text:p>
          </table:table-cell>
          <table:table-cell table:number-columns-repeated="2"/>
        </table:table-row>
        <table:table-row table:style-name="ro1">
          <table:table-cell office:value-type="float" office:value="108978273">
            <text:p>108978273</text:p>
          </table:table-cell>
          <table:table-cell office:value-type="float" office:value="127410888">
            <text:p>127410888</text:p>
          </table:table-cell>
          <table:table-cell table:number-columns-repeated="2"/>
        </table:table-row>
        <table:table-row table:style-name="ro1">
          <table:table-cell office:value-type="float" office:value="105285645">
            <text:p>105285645</text:p>
          </table:table-cell>
          <table:table-cell office:value-type="float" office:value="134613037">
            <text:p>134613037</text:p>
          </table:table-cell>
          <table:table-cell table:number-columns-repeated="2"/>
        </table:table-row>
        <table:table-row table:style-name="ro1">
          <table:table-cell office:value-type="float" office:value="110229493">
            <text:p>110229493</text:p>
          </table:table-cell>
          <table:table-cell office:value-type="float" office:value="111022950">
            <text:p>111022950</text:p>
          </table:table-cell>
          <table:table-cell table:number-columns-repeated="2"/>
        </table:table-row>
        <table:table-row table:style-name="ro1">
          <table:table-cell office:value-type="float" office:value="113586424">
            <text:p>113586424</text:p>
          </table:table-cell>
          <table:table-cell office:value-type="float" office:value="181335450">
            <text:p>181335450</text:p>
          </table:table-cell>
          <table:table-cell table:number-columns-repeated="2"/>
        </table:table-row>
        <table:table-row table:style-name="ro1">
          <table:table-cell office:value-type="float" office:value="110961914">
            <text:p>110961914</text:p>
          </table:table-cell>
          <table:table-cell office:value-type="float" office:value="128417970">
            <text:p>128417970</text:p>
          </table:table-cell>
          <table:table-cell table:number-columns-repeated="2"/>
        </table:table-row>
        <table:table-row table:style-name="ro1">
          <table:table-cell office:value-type="float" office:value="114074707">
            <text:p>114074707</text:p>
          </table:table-cell>
          <table:table-cell office:value-type="float" office:value="125457763">
            <text:p>125457763</text:p>
          </table:table-cell>
          <table:table-cell table:number-columns-repeated="2"/>
        </table:table-row>
        <table:table-row table:style-name="ro1">
          <table:table-cell office:value-type="float" office:value="116973875">
            <text:p>116973875</text:p>
          </table:table-cell>
          <table:table-cell office:value-type="float" office:value="119750975">
            <text:p>119750975</text:p>
          </table:table-cell>
          <table:table-cell table:number-columns-repeated="2"/>
        </table:table-row>
        <table:table-row table:style-name="ro1">
          <table:table-cell office:value-type="float" office:value="155853272">
            <text:p>155853272</text:p>
          </table:table-cell>
          <table:table-cell office:value-type="float" office:value="118927002">
            <text:p>118927002</text:p>
          </table:table-cell>
          <table:table-cell table:number-columns-repeated="2"/>
        </table:table-row>
        <table:table-row table:style-name="ro1">
          <table:table-cell office:value-type="float" office:value="118743897">
            <text:p>118743897</text:p>
          </table:table-cell>
          <table:table-cell office:value-type="float" office:value="121185302">
            <text:p>121185302</text:p>
          </table:table-cell>
          <table:table-cell table:number-columns-repeated="2"/>
        </table:table-row>
        <table:table-row table:style-name="ro1">
          <table:table-cell office:value-type="float" office:value="179809568">
            <text:p>179809568</text:p>
          </table:table-cell>
          <table:table-cell office:value-type="float" office:value="116668700">
            <text:p>116668700</text:p>
          </table:table-cell>
          <table:table-cell table:number-columns-repeated="2"/>
        </table:table-row>
        <table:table-row table:style-name="ro1">
          <table:table-cell office:value-type="float" office:value="113677978">
            <text:p>113677978</text:p>
          </table:table-cell>
          <table:table-cell office:value-type="float" office:value="127655029">
            <text:p>127655029</text:p>
          </table:table-cell>
          <table:table-cell table:number-columns-repeated="2"/>
        </table:table-row>
        <table:table-row table:style-name="ro1">
          <table:table-cell office:value-type="float" office:value="112823487">
            <text:p>112823487</text:p>
          </table:table-cell>
          <table:table-cell office:value-type="float" office:value="119079590">
            <text:p>119079590</text:p>
          </table:table-cell>
          <table:table-cell table:number-columns-repeated="2"/>
        </table:table-row>
        <table:table-row table:style-name="ro1">
          <table:table-cell office:value-type="float" office:value="122924805">
            <text:p>122924805</text:p>
          </table:table-cell>
          <table:table-cell office:value-type="float" office:value="121063232">
            <text:p>121063232</text:p>
          </table:table-cell>
          <table:table-cell table:number-columns-repeated="2"/>
        </table:table-row>
        <table:table-row table:style-name="ro1">
          <table:table-cell office:value-type="float" office:value="116149902">
            <text:p>116149902</text:p>
          </table:table-cell>
          <table:table-cell office:value-type="float" office:value="119781493">
            <text:p>119781493</text:p>
          </table:table-cell>
          <table:table-cell table:number-columns-repeated="2"/>
        </table:table-row>
        <table:table-row table:style-name="ro1">
          <table:table-cell office:value-type="float" office:value="125518799">
            <text:p>125518799</text:p>
          </table:table-cell>
          <table:table-cell office:value-type="float" office:value="126678467">
            <text:p>126678467</text:p>
          </table:table-cell>
          <table:table-cell table:number-columns-repeated="2"/>
        </table:table-row>
        <table:table-row table:style-name="ro1">
          <table:table-cell office:value-type="float" office:value="105529785">
            <text:p>105529785</text:p>
          </table:table-cell>
          <table:table-cell office:value-type="float" office:value="184143065">
            <text:p>184143065</text:p>
          </table:table-cell>
          <table:table-cell table:number-columns-repeated="2"/>
        </table:table-row>
        <table:table-row table:style-name="ro1">
          <table:table-cell office:value-type="float" office:value="107940674">
            <text:p>107940674</text:p>
          </table:table-cell>
          <table:table-cell office:value-type="float" office:value="115905761">
            <text:p>115905761</text:p>
          </table:table-cell>
          <table:table-cell table:number-columns-repeated="2"/>
        </table:table-row>
        <table:table-row table:style-name="ro1">
          <table:table-cell office:value-type="float" office:value="110015870">
            <text:p>110015870</text:p>
          </table:table-cell>
          <table:table-cell office:value-type="float" office:value="109466552">
            <text:p>109466552</text:p>
          </table:table-cell>
          <table:table-cell table:number-columns-repeated="2"/>
        </table:table-row>
        <table:table-row table:style-name="ro1">
          <table:table-cell office:value-type="float" office:value="109222412">
            <text:p>109222412</text:p>
          </table:table-cell>
          <table:table-cell office:value-type="float" office:value="123229981">
            <text:p>123229981</text:p>
          </table:table-cell>
          <table:table-cell table:number-columns-repeated="2"/>
        </table:table-row>
        <table:table-row table:style-name="ro1">
          <table:table-cell office:value-type="float" office:value="115783692">
            <text:p>115783692</text:p>
          </table:table-cell>
          <table:table-cell office:value-type="float" office:value="114898681">
            <text:p>114898681</text:p>
          </table:table-cell>
          <table:table-cell table:number-columns-repeated="2"/>
        </table:table-row>
        <table:table-row table:style-name="ro1">
          <table:table-cell office:value-type="float" office:value="111694335">
            <text:p>111694335</text:p>
          </table:table-cell>
          <table:table-cell office:value-type="float" office:value="115936278">
            <text:p>115936278</text:p>
          </table:table-cell>
          <table:table-cell table:number-columns-repeated="2"/>
        </table:table-row>
        <table:table-row table:style-name="ro1">
          <table:table-cell office:value-type="float" office:value="189453124">
            <text:p>189453124</text:p>
          </table:table-cell>
          <table:table-cell office:value-type="float" office:value="116119385">
            <text:p>116119385</text:p>
          </table:table-cell>
          <table:table-cell table:number-columns-repeated="2"/>
        </table:table-row>
        <table:table-row table:style-name="ro1">
          <table:table-cell office:value-type="float" office:value="110076905">
            <text:p>110076905</text:p>
          </table:table-cell>
          <table:table-cell office:value-type="float" office:value="122833252">
            <text:p>122833252</text:p>
          </table:table-cell>
          <table:table-cell table:number-columns-repeated="2"/>
        </table:table-row>
        <table:table-row table:style-name="ro1">
          <table:table-cell office:value-type="float" office:value="116027832">
            <text:p>116027832</text:p>
          </table:table-cell>
          <table:table-cell office:value-type="float" office:value="110900877">
            <text:p>110900877</text:p>
          </table:table-cell>
          <table:table-cell table:number-columns-repeated="2"/>
        </table:table-row>
        <table:table-row table:style-name="ro1">
          <table:table-cell office:value-type="float" office:value="118408203">
            <text:p>118408203</text:p>
          </table:table-cell>
          <table:table-cell office:value-type="float" office:value="105926515">
            <text:p>105926515</text:p>
          </table:table-cell>
          <table:table-cell table:number-columns-repeated="2"/>
        </table:table-row>
        <table:table-row table:style-name="ro1">
          <table:table-cell office:value-type="float" office:value="145324707">
            <text:p>145324707</text:p>
          </table:table-cell>
          <table:table-cell office:value-type="float" office:value="116271972">
            <text:p>116271972</text:p>
          </table:table-cell>
          <table:table-cell table:number-columns-repeated="2"/>
        </table:table-row>
        <table:table-row table:style-name="ro1">
          <table:table-cell office:value-type="float" office:value="114593505">
            <text:p>114593505</text:p>
          </table:table-cell>
          <table:table-cell office:value-type="float" office:value="140350342">
            <text:p>140350342</text:p>
          </table:table-cell>
          <table:table-cell table:number-columns-repeated="2"/>
        </table:table-row>
        <table:table-row table:style-name="ro1">
          <table:table-cell office:value-type="float" office:value="96252443">
            <text:p>96252443</text:p>
          </table:table-cell>
          <table:table-cell office:value-type="float" office:value="114715575">
            <text:p>114715575</text:p>
          </table:table-cell>
          <table:table-cell table:number-columns-repeated="2"/>
        </table:table-row>
        <table:table-row table:style-name="ro1">
          <table:table-cell office:value-type="float" office:value="116577150">
            <text:p>116577150</text:p>
          </table:table-cell>
          <table:table-cell office:value-type="float" office:value="136932373">
            <text:p>136932373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table:formula="of:=AVERAGE([.A2:.A51])" office:value-type="float" office:value="119127807.68">
            <text:p>119127807.68</text:p>
          </table:table-cell>
          <table:table-cell table:formula="of:=AVERAGE([.B2:.B51])" office:value-type="float" office:value="123291015.44">
            <text:p>123291015.44</text:p>
          </table:table-cell>
          <table:table-cell table:formula="of:=[.B53]-[.A53]" office:value-type="float" office:value="4163207.75999999">
            <text:p>4163207.75999999</text:p>
          </table:table-cell>
          <table:table-cell table:style-name="ce1" table:formula="of:=[.C53]/[.A53]*100" office:value-type="float" office:value="3.49474051531542">
            <text:p>3.4947405153</text:p>
          </table:table-cell>
        </table:table-row>
        <table:table-row table:style-name="ro1">
          <table:table-cell table:number-columns-repeated="2"/>
          <table:table-cell office:value-type="string">
            <text:p>`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1:11:18</meta:creation-date>
    <dc:date>2013-03-01T21:34:30</dc:date>
    <meta:editing-duration>PT7H2M43S</meta:editing-duration>
    <meta:editing-cycles>1</meta:editing-cycles>
    <meta:document-statistic meta:table-count="1" meta:cell-count="107" meta:object-count="0"/>
    <meta:generator>LibreOffice/3.6$Linux_X86_64 LibreOffice_project/360m1$Build-2</meta:generator>
  </office:meta>
</office:document-meta>
</file>